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justify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50.00%" fo:text-align="justify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50.00%" fo:text-align="justify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50.00%" fo:text-align="justify" fo:margin-bottom="6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50.00%" fo:text-align="justify" fo:margin-bottom="6.00pt"/>
    </style:style>
    <style:style style:name="P10" style:family="paragraph">
      <style:paragraph-properties fo:line-height="150.00%" fo:text-align="justify"/>
    </style:style>
  </office:automatic-styles>
  <office:body>
    <office:text>
      <text:p text:style-name="P1"><text:span text:style-name="T1">Pomi</text:span><text:span text:style-name="T2">ędzy bujnymi koronami drzew, otoczony kwitnącymi wiosną bzem i magnolią, kryją się ruiny ogromnego pałacu, wzniesionego prawdopodobnie w XVIII wieku i rozbudowanego w latach p</text:span><text:span text:style-name="T3">ó</text:span><text:span text:style-name="T4">źniejszych.</text:span></text:p>
      <text:p text:style-name="P1"><text:span text:style-name="T5"/></text:p>
      <text:p text:style-name="P2"><text:span text:style-name="T6">Mowa o Pa</text:span><text:span text:style-name="T7">łacu w Sławikowie, znajdującym się w wojew</text:span><text:span text:style-name="T8">ództwie<text:s/></text:span><text:span text:style-name="T9">Śląskim. Jednej z dawnych dworskich wizyt</text:span><text:span text:style-name="T10">ówek, symbolu wdzi</text:span><text:span text:style-name="T11">ęku, elegancji i dostojności, a obecnie popadającym w ruinę.</text:span></text:p>
      <text:p text:style-name="P3"><text:span text:style-name="T12"/></text:p>
      <text:p text:style-name="P3"><text:span text:style-name="T12"/></text:p>
      <text:p text:style-name="P4"><text:span text:style-name="T13">Troch</text:span><text:span text:style-name="T14">ę historii</text:span></text:p>
      <text:p text:style-name="P5"><text:span text:style-name="T15"/></text:p>
      <text:p text:style-name="P5"><text:span text:style-name="T16">Dok</text:span><text:span text:style-name="T17">ładna data powstania pałacu nie jest znana. Edward Wieczorek datuje powstanie pałacu na koniec XIX wieku, z kolei Tadeusz Chrzanowski i Marian Kornecki określają powstanie pałacu jako III ćwierć XIX wieku.</text:span></text:p>
      <text:p text:style-name="P5"><text:span text:style-name="T18">Wiadomo<text:s/></text:span><text:span text:style-name="T19">że w latach 1795</text:span><text:span text:style-name="T20">–</text:span><text:span text:style-name="T21">1831 nale</text:span><text:span text:style-name="T22">żał do rodziny Eichendorff</text:span><text:span text:style-name="T23">ów, a w latach 1856-1965 zosta</text:span><text:span text:style-name="T24">ł przebudowany przez Ernesta von Eikstedta. P</text:span><text:span text:style-name="T25">ó</text:span><text:span text:style-name="T26">źniej, do 1945 r. Pałac należał do jego potomk</text:span><text:span text:style-name="T27">ów.</text:span></text:p>
      <text:p text:style-name="P5"><text:span text:style-name="T28"/></text:p>
      <text:p text:style-name="P5"><text:span text:style-name="T29">Po 1989 r. Agencji Nieruchomo</text:span><text:span text:style-name="T30">ści Rolnych przejęła pałac, a następnie sprzedała go prywatnemu inwestorowi. Inwestor przekazał nieruchomość gminie Rudnik w 2005 roku, gdyż nie stać go było na utrzymanie tego zabytku.</text:span></text:p>
      <text:p text:style-name="P5"><text:span text:style-name="T31"/></text:p>
      <text:p text:style-name="P5"><text:span text:style-name="T32">Wójt Gminy planowa</text:span><text:span text:style-name="T33">ł w 2011 roku wystawić zabytek na licytację, za mniej niż 100 tysięcy złotych ponieważ w budynek trzeba włożyć miliony. Natomiast w 2013 roku, chcąc zabezpieczyć się przed nieodpowiedzialnymi kupcami, całość wyceniono na 345 tysięcy złotych.</text:span></text:p>
      <text:p text:style-name="P5"><text:span text:style-name="T34"/></text:p>
      <text:p text:style-name="P5"><text:span text:style-name="T34"/></text:p>
      <text:p text:style-name="P5"><text:span text:style-name="T34"/></text:p>
      <text:p text:style-name="P5"><text:span text:style-name="T34"/></text:p>
      <text:p text:style-name="P5"><text:span text:style-name="T34"/></text:p>
      <text:p text:style-name="P6"><text:span text:style-name="T35">Bogactwo zieleni</text:span></text:p>
      <text:p text:style-name="P7"><text:span text:style-name="T35">Zabytek ten otoczony jest obszernym parkiem maj</text:span><text:span text:style-name="T36">ącym 4,8 ha, w kt</text:span><text:span text:style-name="T37">órym przewa</text:span><text:span text:style-name="T38">ża drzewostan liściasty. Można r</text:span><text:span text:style-name="T39">ównie</text:span><text:span text:style-name="T40">ż dostrzec wiele rzadko spotykanych gatunk</text:span><text:span text:style-name="T41">ów drzew takich jak np kasztanowca jadalnego i innych ro</text:span><text:span text:style-name="T42">ślin. W pobliżu pałacu znajdują się m.in. kaplica oraz pozostałości po dawnym folwarku<text:s/></text:span><text:span text:style-name="T43">–</text:span><text:span text:style-name="T44"><text:s/>spichlerz oraz oran</text:span><text:span text:style-name="T45">żeria.</text:span></text:p>
      <text:p text:style-name="P7"><text:span text:style-name="T46"/></text:p>
      <text:p text:style-name="P7"><text:span text:style-name="T46"/></text:p>
      <text:p text:style-name="P7"><text:span text:style-name="T46"/></text:p>
      <text:p text:style-name="P7"><text:span text:style-name="T46"/></text:p>
      <text:p text:style-name="P7"><text:span text:style-name="T46"/></text:p>
      <text:p text:style-name="P7"><text:span text:style-name="T47">Architektura</text:span></text:p>
      <text:p text:style-name="P7"><text:span text:style-name="T48"/></text:p>
      <text:p text:style-name="P7"><text:span text:style-name="T49">Pa</text:span><text:span text:style-name="T50">łac został wybudowany w stylu eklektycznym, murowany z cegły, pierwotnie potynkowany. Wzniesiony na planie prostokąta. Obecny wygląd zawdzięcza rodzinie von Eickstedt. Posiadał trzy kondygnacje i był częściowo podpiwniczony, nakryty płaskim dachem, po kt</text:span><text:span text:style-name="T51">órym nie ma ju</text:span><text:span text:style-name="T52">ż śladu. Oparty jest na wzorach zawierający motywy greckie i włoskie.</text:span></text:p>
      <text:p text:style-name="P7"><text:span text:style-name="T53">Pa</text:span><text:span text:style-name="T54">łac został częściowo zniszczony w czasie walk między Wehrmachtem i Armią Czerwoną pod koniec II wojny światowej. Wyposażenie pałacu zostało rozkradzione a sam pałac poprzez brak remont</text:span><text:span text:style-name="T55">ów i up</text:span><text:span text:style-name="T56">ływający czas, popadł w ruinę.</text:span></text:p>
      <text:p text:style-name="P7"><text:span text:style-name="T57"/></text:p>
      <text:p text:style-name="P7"><text:span text:style-name="T57"/></text:p>
      <text:p text:style-name="P7"><text:span text:style-name="T57"/></text:p>
      <text:p text:style-name="P7"><text:span text:style-name="T57"/></text:p>
      <text:p text:style-name="P7"><text:span text:style-name="T57"/></text:p>
      <text:p text:style-name="P8"><text:span text:style-name="T58">Bibliografia:</text:span></text:p>
      <text:p text:style-name="P9"><text:span text:style-name="T59"/></text:p>
      <text:p text:style-name="P9"><text:a xlink:href="http://www.polskiezabytki.pl/m/obiekt/5256/Slawikow/"><text:span text:style-name="T60">http://www.polskiezabytki.pl/m/obiekt/5256/Slawikow/</text:span></text:a><text:span text:style-name="T61"/></text:p>
      <text:p text:style-name="P9"><text:a xlink:href="https://www.nowiny.pl/75728-palac-w-slawikowie-pojdzie-za-mniej-niz-100-tys-zl.html"><text:span text:style-name="T62">https://www.nowiny.pl/75728-palac-w-slawikowie-pojdzie-za-mniej-niz-100-tys-zl.html</text:span></text:a><text:span text:style-name="T63"/></text:p>
      <text:p text:style-name="P9"><text:a xlink:href="https://www.nowiny.pl/kultura/92924-brak-kupca-na-palac-w-slawikowie.html"><text:span text:style-name="T64">https://www.nowiny.pl/kultura/92924-brak-kupca-na-palac-w-slawikowie.html</text:span></text:a><text:span text:style-name="T65"/></text:p>
      <text:p text:style-name="P9"><text:a xlink:href="http://www.straznicyczasu.pl/"><text:span text:style-name="T66">http://www.straznicyczasu.pl/</text:span></text:a><text:span text:style-name="T67"><text:s/></text:span></text:p>
      <text:p text:style-name="P10"><text:span text:style-name="T68"/></text:p>
      <text:p text:style-name="P10"><text:span text:style-name="T68"/></text:p>
      <text:p text:style-name="P10"><text:span text:style-name="T68"/></text:p>
      <text:p text:style-name="P10"><text:span text:style-name="T68"/></text:p>
      <text:p text:style-name="P10"><text:span text:style-name="T68"/></text:p>
      <text:p text:style-name="P10"><text:span text:style-name="T68"/></text:p>
      <text:p text:style-name="P10"><text:span text:style-name="T68"/></text:p>
      <text:p text:style-name="P10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